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weight="bold" style:font-weight-asian="bold" style:font-size-complex="12pt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3pt" fo:font-weight="bold" style:font-size-asian="13pt" style:font-weight-asian="bold" style:font-size-complex="13pt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6pt" fo:letter-spacing="1.06mm" fo:font-weight="bold" style:font-size-asian="16pt" style:font-weight-asian="bold" style:font-size-complex="12pt"/>
    </style:style>
    <style:style style:name="P5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fo:text-transform="uppercase" style:font-name="Times New Roman" fo:font-size="8pt" fo:font-weight="bold" style:font-size-asian="8pt" style:font-weight-asian="bold" style:font-size-complex="8pt"/>
    </style:style>
    <style:style style:name="P6" style:family="paragraph" style:parent-style-name="Нормальный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bold" style:font-size-asian="12pt" style:font-weight-asian="bold" style:font-size-complex="12pt"/>
    </style:style>
    <style:style style:name="P7" style:family="paragraph" style:parent-style-name="Нормальный">
      <style:paragraph-properties fo:margin-left="0mm" fo:margin-right="0mm" fo:line-height="150%" fo:text-indent="0mm" style:auto-text-indent="false" style:writing-mode="lr-tb">
        <style:tab-stops>
          <style:tab-stop style:position="125.02mm"/>
        </style:tab-stops>
      </style:paragraph-properties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Нормальный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style:font-size-asian="12pt" style:font-size-complex="12pt"/>
    </style:style>
    <style:style style:name="P9" style:family="paragraph" style:parent-style-name="Нормальный">
      <style:paragraph-properties fo:margin-left="0mm" fo:margin-right="0mm" fo:line-height="150%" fo:text-indent="0mm" style:auto-text-indent="false" style:writing-mode="lr-tb">
        <style:tab-stops>
          <style:tab-stop style:position="102.52mm"/>
          <style:tab-stop style:position="175.01mm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Нормальный">
      <style:paragraph-properties fo:margin-left="0mm" fo:margin-right="0mm" fo:line-height="150%" fo:text-indent="0mm" style:auto-text-indent="false" style:writing-mode="lr-tb">
        <style:tab-stops>
          <style:tab-stop style:position="102.52mm"/>
          <style:tab-stop style:position="175.01mm" style:type="right"/>
        </style:tab-stops>
      </style:paragraph-properties>
    </style:style>
    <style:style style:name="P11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12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75.01mm" style:type="right"/>
        </style:tab-stops>
      </style:paragraph-properties>
      <style:text-properties officeooo:paragraph-rsid="00081d82"/>
    </style:style>
    <style:style style:name="P13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15.02mm" style:type="center"/>
          <style:tab-stop style:position="175.01mm" style:type="right"/>
        </style:tab-stops>
      </style:paragraph-properties>
    </style:style>
    <style:style style:name="P14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27.53mm" style:type="center"/>
          <style:tab-stop style:position="175.01mm" style:type="right"/>
        </style:tab-stops>
      </style:paragraph-properties>
    </style:style>
    <style:style style:name="P15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90.01mm" style:type="center"/>
          <style:tab-stop style:position="175.01mm" style:type="right"/>
        </style:tab-stops>
      </style:paragraph-properties>
    </style:style>
    <style:style style:name="P16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42.52mm" style:type="center"/>
          <style:tab-stop style:position="175.01mm" style:type="right"/>
        </style:tab-stops>
      </style:paragraph-properties>
    </style:style>
    <style:style style:name="P17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92.52mm" style:type="center"/>
          <style:tab-stop style:position="175.01mm" style:type="right"/>
        </style:tab-stops>
      </style:paragraph-properties>
    </style:style>
    <style:style style:name="P18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92.52mm" style:type="center"/>
          <style:tab-stop style:position="175.01mm" style:type="right"/>
        </style:tab-stops>
      </style:paragraph-properties>
      <style:text-properties style:font-name="Times New Roman" fo:font-weight="bold" style:font-weight-asian="bold" style:font-size-complex="12pt"/>
    </style:style>
    <style:style style:name="P19" style:family="paragraph" style:parent-style-name="Нормальный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60.01mm"/>
          <style:tab-stop style:position="110.01mm"/>
        </style:tab-stops>
      </style:paragraph-properties>
    </style:style>
    <style:style style:name="P20" style:family="paragraph" style:parent-style-name="Нормальный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60.01mm"/>
        </style:tab-stops>
      </style:paragraph-properties>
    </style:style>
    <style:style style:name="P21" style:family="paragraph" style:parent-style-name="Standard">
      <style:paragraph-properties fo:margin-left="0mm" fo:margin-right="0mm" fo:margin-top="4.23mm" fo:margin-bottom="0mm" loext:contextual-spacing="false" fo:text-indent="0mm" style:auto-text-indent="false" fo:break-before="page" style:writing-mode="lr-tb">
        <style:tab-stops>
          <style:tab-stop style:position="92.52mm" style:type="center"/>
          <style:tab-stop style:position="175.01mm" style:type="right"/>
        </style:tab-stops>
      </style:paragraph-properties>
      <style:text-properties style:font-name="Times New Roman" fo:font-weight="bold" style:font-weight-asian="bold" style:font-size-complex="12pt"/>
    </style:style>
    <style:style style:name="P22" style:family="paragraph" style:parent-style-name="Standard">
      <style:paragraph-properties fo:margin-left="0mm" fo:margin-right="0mm" fo:margin-top="4.23mm" fo:margin-bottom="0mm" loext:contextual-spacing="false" fo:text-indent="10mm" style:auto-text-indent="false" style:writing-mode="lr-tb">
        <style:tab-stops>
          <style:tab-stop style:position="92.52mm" style:type="center"/>
          <style:tab-stop style:position="175.01mm" style:type="right"/>
        </style:tab-stops>
      </style:paragraph-properties>
    </style:style>
    <style:style style:name="P23" style:family="paragraph" style:parent-style-name="Standard">
      <style:paragraph-properties fo:margin-left="0mm" fo:margin-right="0mm" fo:margin-top="4.23mm" fo:margin-bottom="0mm" loext:contextual-spacing="false" fo:text-indent="10mm" style:auto-text-indent="false" style:writing-mode="lr-tb">
        <style:tab-stops>
          <style:tab-stop style:position="92.52mm" style:type="center"/>
          <style:tab-stop style:position="175.01mm" style:type="right"/>
        </style:tab-stops>
      </style:paragraph-properties>
      <style:text-properties style:font-name="Times New Roman" style:language-asian="ru" style:country-asian="RU" style:font-size-complex="12pt" style:language-complex="ar" style:country-complex="SA"/>
    </style:style>
    <style:style style:name="P24" style:family="paragraph" style:parent-style-name="Standard" style:master-page-name="Standard">
      <style:paragraph-properties fo:margin-left="0mm" fo:margin-right="0mm" fo:line-height="150%" fo:text-align="center" style:justify-single-word="false" fo:text-indent="0mm" style:auto-text-indent="false" style:page-number="auto" style:writing-mode="lr-tb"/>
      <style:text-properties style:font-name="Times New Roman" fo:font-size="13pt" fo:font-weight="bold" style:font-size-asian="13pt" style:font-weight-asian="bold" style:font-size-complex="13pt"/>
    </style:style>
    <style:style style:name="P25" style:family="paragraph" style:parent-style-name="Standard" style:list-style-name="L1">
      <style:paragraph-properties fo:margin-top="4.23mm" fo:margin-bottom="0mm" loext:contextual-spacing="false" style:writing-mode="lr-tb">
        <style:tab-stops>
          <style:tab-stop style:position="92.52mm" style:type="center"/>
          <style:tab-stop style:position="175.01mm" style:type="right"/>
        </style:tab-stops>
      </style:paragraph-properties>
      <style:text-properties officeooo:paragraph-rsid="000ba517"/>
    </style:style>
    <style:style style:name="P26" style:family="paragraph" style:parent-style-name="Standard" style:list-style-name="L1">
      <style:paragraph-properties fo:margin-top="4.23mm" fo:margin-bottom="0mm" loext:contextual-spacing="false" style:writing-mode="lr-tb">
        <style:tab-stops>
          <style:tab-stop style:position="92.52mm" style:type="center"/>
          <style:tab-stop style:position="175.01mm" style:type="right"/>
        </style:tab-stops>
      </style:paragraph-properties>
      <style:text-properties officeooo:paragraph-rsid="000fe1c7"/>
    </style:style>
    <style:style style:name="P27" style:family="paragraph" style:parent-style-name="Standard" style:list-style-name="WWNum3">
      <style:paragraph-properties fo:margin-left="15.01mm" fo:margin-right="0mm" fo:margin-top="4.23mm" fo:margin-bottom="0mm" loext:contextual-spacing="false" fo:text-indent="-5.01mm" style:auto-text-indent="false" style:writing-mode="lr-tb"/>
      <style:text-properties officeooo:paragraph-rsid="000cbfbc"/>
    </style:style>
    <style:style style:name="T1" style:family="text">
      <style:text-properties style:font-name="Times New Roman" fo:font-size="12pt" fo:language="ru" fo:country="RU" fo:font-style="italic" style:font-size-asian="12pt" style:font-style-asian="italic" style:font-size-complex="12pt"/>
    </style:style>
    <style:style style:name="T2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font-style-asian="italic" style:font-size-complex="12pt"/>
    </style:style>
    <style:style style:name="T3" style:family="text">
      <style:text-properties style:font-name="Times New Roman" fo:font-size="12pt" fo:language="ru" fo:country="RU" style:font-size-asian="12pt" style:font-size-complex="12pt"/>
    </style:style>
    <style:style style:name="T4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Times New Roman" fo:font-size="12pt" fo:language="ru" fo:country="RU" officeooo:rsid="00081d82" fo:background-color="transparent" loext:char-shading-value="0" style:font-size-asian="12pt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8" style:family="text">
      <style:text-properties style:font-name="Times New Roman" fo:font-size="12pt" officeooo:rsid="000cbfbc" fo:background-color="transparent" loext:char-shading-value="0" style:font-size-asian="12pt" style:font-size-complex="12pt"/>
    </style:style>
    <style:style style:name="T9" style:family="text">
      <style:text-properties style:font-name="Times New Roman" fo:font-weight="bold" style:font-weight-asian="bold" style:font-size-complex="12pt"/>
    </style:style>
    <style:style style:name="T10" style:family="text">
      <style:text-properties style:font-name="Times New Roman" fo:font-style="italic" style:text-underline-style="solid" style:text-underline-width="auto" style:text-underline-color="font-color" style:font-style-asian="italic" style:font-size-complex="12pt"/>
    </style:style>
    <style:style style:name="T11" style:family="text">
      <style:text-properties style:font-name="Times New Roman" fo:font-style="italic" style:text-underline-style="solid" style:text-underline-width="auto" style:text-underline-color="font-color" style:font-style-asian="italic" style:font-size-complex="12pt" style:font-style-complex="italic"/>
    </style:style>
    <style:style style:name="T12" style:family="text">
      <style:text-properties style:font-name="Times New Roman" style:font-size-complex="12pt"/>
    </style:style>
    <style:style style:name="T13" style:family="text">
      <style:text-properties style:font-name="Times New Roman" style:font-size-complex="12pt" style:language-complex="ar" style:country-complex="SA" style:font-style-complex="italic"/>
    </style:style>
    <style:style style:name="T14" style:family="text">
      <style:text-properties style:font-name="Times New Roman" fo:language="en" fo:country="US" fo:font-style="italic" style:text-underline-style="solid" style:text-underline-width="auto" style:text-underline-color="font-color" style:font-style-asian="italic" style:font-size-complex="12pt"/>
    </style:style>
    <style:style style:name="T15" style:family="text">
      <style:text-properties style:font-name="Times New Roman" fo:language="en" fo:country="US" fo:font-weight="bold" style:font-weight-asian="bold" style:font-size-complex="12pt"/>
    </style:style>
    <style:style style:name="T16" style:family="text">
      <style:text-properties style:font-name="Times New Roman" style:text-underline-style="solid" style:text-underline-width="auto" style:text-underline-color="font-color" fo:font-weight="bold" style:font-weight-asian="bold" style:font-size-complex="12pt"/>
    </style:style>
    <style:style style:name="T17" style:family="text">
      <style:text-properties style:font-name="Times New Roman" style:text-underline-style="solid" style:text-underline-width="auto" style:text-underline-color="font-color" style:font-size-complex="12pt"/>
    </style:style>
    <style:style style:name="T18" style:family="text">
      <style:text-properties style:font-name="Times New Roman" style:text-underline-style="solid" style:text-underline-width="auto" style:text-underline-color="font-color" style:font-size-complex="12pt" style:language-complex="ar" style:country-complex="SA" style:font-style-complex="italic"/>
    </style:style>
    <style:style style:name="T19" style:family="text">
      <style:text-properties style:font-name="Times New Roman" officeooo:rsid="000cbfbc" fo:background-color="transparent" loext:char-shading-value="0" style:font-size-complex="12pt"/>
    </style:style>
    <style:style style:name="T20" style:family="text">
      <style:text-properties style:use-window-font-color="true" style:font-name="Times New Roman" style:text-underline-style="solid" style:text-underline-width="auto" style:text-underline-color="font-color" officeooo:rsid="00081d82" fo:background-color="transparent" loext:char-shading-value="0" style:language-asian="ru" style:country-asian="RU" style:font-size-complex="12pt" style:language-complex="ar" style:country-complex="SA" style:font-style-complex="italic"/>
    </style:style>
    <style:style style:name="T21" style:family="text">
      <style:text-properties style:use-window-font-color="true" style:font-name="Times New Roman" style:text-underline-style="solid" style:text-underline-width="auto" style:text-underline-color="font-color" fo:font-weight="normal" fo:background-color="transparent" loext:char-shading-value="0" style:language-asian="ru" style:country-asian="RU" style:font-weight-asian="normal" style:font-size-complex="12pt" style:language-complex="ar" style:country-complex="SA" style:font-weight-complex="normal"/>
    </style:style>
    <style:style style:name="T22" style:family="text">
      <style:text-properties style:use-window-font-color="true" style:font-name="Times New Roman" style:text-underline-style="solid" style:text-underline-width="auto" style:text-underline-color="font-color" style:font-size-complex="12pt" style:language-complex="ar" style:country-complex="SA" style:font-style-complex="italic"/>
    </style:style>
    <style:style style:name="T23" style:family="text">
      <style:text-properties style:use-window-font-color="true" style:font-name="Times New Roman" fo:font-weight="bold" fo:background-color="transparent" loext:char-shading-value="0" style:font-weight-asian="bold" style:font-size-complex="12pt"/>
    </style:style>
    <style:style style:name="T24" style:family="text">
      <style:text-properties style:use-window-font-color="true" style:font-name="Times New Roman" fo:font-style="italic" style:text-underline-style="solid" style:text-underline-width="auto" style:text-underline-color="font-color" fo:font-weight="bold" officeooo:rsid="00081d82" fo:background-color="transparent" loext:char-shading-value="0" style:font-style-asian="italic" style:font-weight-asian="bold" style:font-size-complex="12pt"/>
    </style:style>
    <style:style style:name="T25" style:family="text">
      <style:text-properties style:use-window-font-color="true" style:font-name="Times New Roman" fo:language="en" fo:country="US" style:text-underline-style="solid" style:text-underline-width="auto" style:text-underline-color="font-color" officeooo:rsid="000a09e3" fo:background-color="transparent" loext:char-shading-value="0" style:font-size-complex="12pt" style:language-complex="ar" style:country-complex="SA" style:font-style-complex="italic"/>
    </style:style>
    <style:style style:name="T26" style:family="text">
      <style:text-properties style:use-window-font-color="true" style:font-name="Times New Roman" fo:background-color="transparent" loext:char-shading-value="0" style:language-asian="ru" style:country-asian="RU" style:font-size-complex="12pt" style:language-complex="ar" style:country-complex="SA"/>
    </style:style>
    <style:style style:name="T27" style:family="text">
      <style:text-properties style:use-window-font-color="true" style:font-name="Times New Roman" officeooo:rsid="000ba517" fo:background-color="transparent" loext:char-shading-value="0" style:language-asian="ru" style:country-asian="RU" style:font-size-complex="12pt" style:language-complex="ar" style:country-complex="SA"/>
    </style:style>
    <style:style style:name="T28" style:family="text">
      <style:text-properties style:use-window-font-color="true" style:font-name="Times New Roman" officeooo:rsid="000dd9bb" fo:background-color="transparent" loext:char-shading-value="0" style:language-asian="ru" style:country-asian="RU" style:font-size-complex="12pt" style:language-complex="ar" style:country-complex="SA"/>
    </style:style>
    <style:style style:name="T29" style:family="text">
      <style:text-properties style:use-window-font-color="true" fo:background-color="transparent" loext:char-shading-value="0"/>
    </style:style>
    <style:style style:name="T30" style:family="text">
      <style:text-properties officeooo:rsid="000dd9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 </text:p>
      <text:p text:style-name="P3">“САНКТ-ПЕТЕРБУРГСКИЙ НАЦИОНАЛЬНЫЙ ИССЛЕДОВАТЕЛЬСКИЙ </text:p>
      <text:p text:style-name="P3">УНИВЕРСИТЕТ ИНФОРМАЦИОННЫХ ТЕХНОЛОГИЙ, </text:p>
      <text:p text:style-name="P3">МЕХАНИКИ И ОПТИКИ”</text:p>
      <text:p text:style-name="P1"><text:bookmark-start text:name="_Hlk514183322"/></text:p>
      <text:p text:style-name="P6"/>
      <text:p text:style-name="P7"><text:tab/>УТВЕРЖДАЮ</text:p>
      <text:p text:style-name="P9"><text:tab/>Руководитель ОП</text:p>
      <text:p text:style-name="P10"><text:span text:style-name="T1"><text:tab/></text:span><text:span text:style-name="T2">проф. Парфенов В. Г.<text:tab/></text:span></text:p>
      <text:p text:style-name="P10"><text:span text:style-name="T3"><text:tab/></text:span><text:span text:style-name="T4"><text:tab/></text:span><text:span text:style-name="T3"> 20</text:span><text:span text:style-name="T5">19</text:span><text:span text:style-name="T3"> г.</text:span></text:p>
      <text:p text:style-name="P2"/>
      <text:p text:style-name="P8"/>
      <text:p text:style-name="P4"><text:bookmark-end text:name="_Hlk514183322"/>ЗАДАНИЕ</text:p>
      <text:p text:style-name="P2">НА ВЫПУСКНУЮ КВАЛИФИКАЦИОННУЮ РАБОТУ</text:p>
      <text:p text:style-name="P8"/>
      <text:p text:style-name="P11"><text:span text:style-name="T9">Студенту</text:span><text:span text:style-name="T23"> </text:span><text:span text:style-name="T24">Самарину А.О.</text:span><text:span text:style-name="T10"><text:tab/></text:span><text:span text:style-name="T9"> Группа</text:span><text:span text:style-name="T12"> </text:span><text:span text:style-name="T14">M</text:span><text:span text:style-name="T10">343</text:span><text:span text:style-name="Highlight"><text:span text:style-name="T20">7</text:span></text:span><text:span text:style-name="T16"> </text:span><text:span text:style-name="T15"> </text:span><text:span text:style-name="T9">Факультет </text:span><text:span text:style-name="T10">ИТиП</text:span></text:p>
      <text:p text:style-name="P12"><text:span text:style-name="T9">Руководитель </text:span><text:span text:style-name="Highlight"><text:span text:style-name="T21">Чивилихин Даниил Сергеевич., к.т.н., Университет ИТМО, ФИТиП, научный сотрудник </text:span></text:span><text:span text:style-name="T10"><text:tab/></text:span></text:p>
      <text:p text:style-name="P13"><text:span text:style-name="T9">1 Наименование темы:</text:span><text:span text:style-name="T12">  </text:span><text:span text:style-name="T11">Разработка автоматизированного метода настройки вариационных алгоритмов для квантового компьютера</text:span><text:span text:style-name="T17"><text:tab/><text:tab/></text:span><text:line-break/><text:span text:style-name="T17"><text:tab/><text:tab/></text:span></text:p>
      <text:p text:style-name="P14"><text:span text:style-name="T9">Направление подготовки (специальность)</text:span><text:span text:style-name="T12"> </text:span><text:span text:style-name="FillIn"><text:span text:style-name="T18"><text:tab/>01.03.02 Прикладная математика и информатика<text:tab/></text:span></text:span></text:p>
      <text:p text:style-name="P15"><text:span text:style-name="T9">Квалификация </text:span><text:span text:style-name="FillIn"><text:span text:style-name="T18"><text:tab/>Бакалавр<text:tab/></text:span></text:span></text:p>
      <text:p text:style-name="P16"><text:span text:style-name="T9">2. Срок сдачи студентом законченной работы </text:span><text:span text:style-name="FillIn"><text:span text:style-name="T18"><text:tab/>6 мая </text:span></text:span><text:span text:style-name="FillIn"><text:span text:style-name="T22">20</text:span></text:span><text:span text:style-name="Highlight"><text:span text:style-name="T25">19</text:span></text:span><text:span text:style-name="FillIn"><text:span text:style-name="T22"> г</text:span></text:span><text:span text:style-name="FillIn"><text:span text:style-name="T18">.<text:tab/></text:span></text:span></text:p>
      <text:p text:style-name="P18">3. Техническое задание и исходные данные к <text:span text:style-name="T30">работе</text:span></text:p>
      <text:p text:style-name="P22"><text:span text:style-name="Highlight"><text:span text:style-name="T26">1) Изучить существующие подходы решения задачи поиска энергии основного состояния</text:span></text:span></text:p>
      <text:p text:style-name="P22"><text:span text:style-name="Highlight"><text:span text:style-name="T26">2) Изучить эволюционные алгоритмы</text:span></text:span></text:p>
      <text:p text:style-name="P22"><text:span text:style-name="Highlight"><text:span text:style-name="T26">3) Разработать несколько вариантов метода, настраивающего </text:span></text:span><text:span text:style-name="Highlight"><text:span text:style-name="T28">алгоритм</text:span></text:span><text:span text:style-name="Highlight"><text:span text:style-name="T26"> V</text:span></text:span><text:span text:style-name="Highlight"><text:span text:style-name="T28">ariational Quantum Eigensolver</text:span></text:span><text:span text:style-name="Highlight"><text:span text:style-name="T26"> с использованием эволюционных алгоритмов</text:span></text:span></text:p>
      <text:p text:style-name="P22"><text:span text:style-name="Highlight"><text:span text:style-name="T26">4) Оценить и сравнить эффективность методов</text:span></text:span></text:p>
      <text:p text:style-name="P22"><text:span text:style-name="Highlight"><text:span text:style-name="T26">5) Выбрать из методов наилучший</text:span></text:span></text:p>
      <text:p text:style-name="P21">4 Содержание выпускной работы (перечень подлежащих разработке вопросов)</text:p>
      <text:list xml:id="list3107284223" text:style-name="L1">
        <text:list-item>
          <text:p text:style-name="P25"><text:span text:style-name="Highlight"><text:span text:style-name="T27">Глава 1: обзор квантовых вычислений, задачи поиска энергии основного состояния молекулы и существующих ее решений, эволюционных алгоритмов</text:span></text:span></text:p>
        </text:list-item>
        <text:list-item>
          <text:p text:style-name="P26"><text:span text:style-name="Highlight"><text:span text:style-name="T27">Глава 2: Разработка метода настройки квантовой схемы в алгоритме V</text:span></text:span><text:span text:style-name="Highlight"><text:span text:style-name="T28">ariational Quantum Eigensolver</text:span></text:span><text:span text:style-name="Highlight"><text:span text:style-name="T27"> с использованием эволюционного подхода</text:span></text:span></text:p>
        </text:list-item>
        <text:list-item>
          <text:p text:style-name="P25"><text:span text:style-name="Highlight"><text:span text:style-name="T27">Глава 3: Выбор параметров метода, сравнение с существующими решениями</text:span></text:span></text:p>
        </text:list-item>
      </text:list>
      <text:p text:style-name="P18">5 Перечень графического материала (с указанием обязательного материала)</text:p>
      <text:p text:style-name="P22"><text:span text:style-name="Highlight"><text:span text:style-name="T26">Графические материалы и чертежи работой не предусмотрены</text:span></text:span></text:p>
      <text:p text:style-name="P23"><text:span text:style-name="Highlight"/></text:p>
      <text:p text:style-name="P23"><text:span text:style-name="Highlight"/></text:p>
      <text:p text:style-name="P23"><text:span text:style-name="Highlight"/></text:p>
      <text:p text:style-name="P23"><text:span text:style-name="Highlight"/></text:p>
      <text:p text:style-name="P23"><text:span text:style-name="Highlight"/></text:p>
      <text:p text:style-name="P17"><text:span text:style-name="T9">6 Исходные материалы и пособия</text:span><text:span text:style-name="FillIn"><text:span text:style-name="T13"> </text:span></text:span></text:p>
      <text:list xml:id="list634254473" text:style-name="WWNum3">
        <text:list-item>
          <text:p text:style-name="P27"><text:span text:style-name="Highlight"><text:span text:style-name="T26">Cao Y. [и др.]. Quantum Chemistry in the Age of Quantum Computing // arXiv:1812.09976 [quant-ph]. 2018.</text:span></text:span></text:p>
        </text:list-item>
        <text:list-item>
          <text:p text:style-name="P27"><text:span text:style-name="Highlight"><text:span text:style-name="T26">Буздалов М.В. Генерация тестов для определения неэффективных решений олимпиадных задач по программированию с использованием эволюционных алгоритмов: диссертация ... кандидата технических наук. Университет ИТМО, Санкт-Петербург, 2014.</text:span></text:span></text:p>
        </text:list-item>
        <text:list-item>
          <text:p text:style-name="P27"><text:span text:style-name="Highlight"><text:span text:style-name="T26">Kandala A. [и др.]. Hardware-efficient Variational Quantum Eigensolver for Small Molecules and Quantum Magnets // Nature. 2017. № 7671 (549). C. 242–246.</text:span></text:span><text:span text:style-name="T29"><text:line-break/></text:span><text:line-break/><text:line-break/></text:p>
        </text:list-item>
      </text:list>
      <text:p text:style-name="P17"><text:span text:style-name="T9">7 Дата выдачи задания </text:span><text:span text:style-name="T12">«</text:span><text:span text:style-name="T17">18</text:span><text:span text:style-name="T12">» декабря 20</text:span><text:span text:style-name="T19">18</text:span><text:span text:style-name="T12">г.</text:span></text:p>
      <text:p text:style-name="P19"><text:span text:style-name="T3">Руководитель ВКР <text:tab/></text:span><text:span text:style-name="T2"><text:tab/></text:span></text:p>
      <text:p text:style-name="P19"><text:span text:style-name="T3">Задание принял к исполнению<text:tab/></text:span><text:span text:style-name="T2"><text:tab/></text:span></text:p>
      <text:p text:style-name="P20"><text:span text:style-name="T3"><text:tab/></text:span><text:span text:style-name="T6">«</text:span><text:span text:style-name="T4">18</text:span><text:span text:style-name="T6">» </text:span><text:span text:style-name="T3">декабря</text:span><text:span text:style-name="T6"> 2</text:span><text:span text:style-name="T7">0</text:span><text:span text:style-name="T8">18</text:span><text:span text:style-name="T6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justify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Нормальный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line-height="115%" fo:text-align="center" style:justify-single-word="false" fo:orphans="2" fo:widows="2" style:vertical-align="auto"/>
      <style:text-properties fo:font-size="11pt" fo:language="ru" fo:country="RU" fo:font-weight="bold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Ноcf0мальный" style:family="paragraph" style:default-outline-level="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1" style:display-name="Абзац списка1" style:family="paragraph" style:parent-style-name="Standard" style:default-outline-level="">
      <style:paragraph-properties fo:margin-left="12.7mm" fo:margin-right="0mm" fo:margin-top="2.12mm" fo:margin-bottom="0mm" loext:contextual-spacing="false" fo:text-align="justify" style:justify-single-word="false" fo:orphans="2" fo:widows="2" fo:hyphenation-ladder-count="no-limit" fo:text-indent="0mm" style:auto-text-indent="false" style:vertical-align="auto"/>
      <style:text-properties fo:font-size="12pt" fo:language="ru" fo:country="RU" style:font-size-asian="12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align="start" style:justify-single-word="false" fo:orphans="2" fo:widows="2" fo:text-indent="0mm" style:auto-text-indent="false" style:vertical-align="auto"/>
      <style:text-properties style:font-name="Cambria" fo:font-family="Cambria" style:font-family-generic="roman" style:font-pitch="variable"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15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15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Шрифт_20_абзаца_20_по_20_умолчанию" style:display-name="Шрифт абзаца по умолчанию" style:family="text"/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>
      <style:text-properties fo:color="#ff0000" fo:language="ru" fo:country="RU" fo:font-style="italic" style:language-asian="en" style:country-asian="US" style:font-style-asian="italic"/>
    </style:style>
    <style:style style:name="Абзац_20_списка_20_Знак" style:display-name="Абзац списка Знак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2.51mm" fo:margin-left="20mm" fo:margin-right="15.01mm" style:writing-mode="lr-tb" style:layout-grid-color="#c0c0c0" style:layout-grid-lines="2744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сгкий государственный институт</dc:title>
    <meta:initial-creator>Пух</meta:initial-creator>
    <meta:creation-date>2017-06-01T18:45:00</meta:creation-date>
    <dc:date>2019-06-12T13:03:33.602617212</dc:date>
    <meta:print-date>1997-11-22T13:28:00</meta:print-date>
    <meta:editing-cycles>22</meta:editing-cycles>
    <meta:editing-duration>PT11M24S</meta:editing-duration>
    <meta:generator>LibreOffice/6.2.3.2$Linux_X86_64 LibreOffice_project/20$Build-2</meta:generator>
    <meta:document-statistic meta:table-count="0" meta:image-count="0" meta:object-count="0" meta:page-count="2" meta:paragraph-count="37" meta:word-count="289" meta:character-count="2353" meta:non-whitespace-character-count="2072"/>
    <meta:user-defined meta:name="Company">Каф. ВТ</meta:user-defined>
    <meta:user-defined meta:name="Operator">Жевтяк Нина Вадимовна</meta:user-defined>
  </office:meta>
</office:document-meta>
</file>